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B00000388AD040A5347F63A8B.png" manifest:media-type="image/png"/>
  <manifest:file-entry manifest:full-path="Pictures/10000201000002460000037D2933C07B4D30E0F6.png" manifest:media-type="image/png"/>
  <manifest:file-entry manifest:full-path="Pictures/1000020100000247000002E319848A400E8006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parisenphotos.com/NT/emailJOB/CV_Mai_2017_W.php?etn=manymore" office:target-frame-name="_blank" xlink:show="new"><draw:frame draw:style-name="fr2" draw:name="CV" text:anchor-type="paragraph" svg:width="17cm" svg:height="26.181cm" draw:z-index="1"><draw:image xlink:href="Pictures/100002010000024B00000388AD040A5347F63A8B.png" xlink:type="simple" xlink:show="embed" xlink:actuate="onLoad"/></draw:frame></draw:a></text:p>
      <text:p text:style-name="Standard"><draw:a xlink:type="simple" xlink:href="http://www.parisenphotos.com/NT/emailJOB/CV_Mai_2017_W.php?etn=manymore" office:target-frame-name="_blank" xlink:show="new"><draw:frame draw:style-name="fr1" draw:name="HTTP://WWW.PARISENPHOTOS.COM/EMAILJOB/CV_MAI_2017.PHP_1" text:anchor-type="paragraph" svg:y="-1.683cm" svg:width="17cm" svg:height="28.882cm" draw:z-index="0"><draw:image xlink:href="Pictures/10000201000002460000037D2933C07B4D30E0F6.png" xlink:type="simple" xlink:show="embed" xlink:actuate="onLoad"/></draw:frame></draw:a><text:soft-page-break/></text:p>
      <text:p text:style-name="P1"><draw:a xlink:type="simple" xlink:href="http://www.parisenphotos.com/NT/emailJOB/CV_Mai_2017_W.php?etn=manymore" office:target-frame-name="_blank" xlink:show="new"><draw:frame draw:style-name="fr2" draw:name="HTTP://WWW.PARISENPHOTOS.COM/NT/EMAILJOB/CV_MAI_2017_W.PHP?ETN=MANYMORE" text:anchor-type="paragraph" svg:width="17cm" svg:height="21.549cm" draw:z-index="2"><draw:image xlink:href="Pictures/1000020100000247000002E319848A400E80068B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9:29:58.805000000</meta:creation-date>
    <dc:date>2017-05-22T11:46:05.493000000</dc:date>
    <meta:editing-duration>PT5H6M41S</meta:editing-duration>
    <meta:editing-cycles>3</meta:editing-cycles>
    <meta:generator>LibreOffice/5.1.4.2$Windows_x86 LibreOffice_project/f99d75f39f1c57ebdd7ffc5f42867c12031db97a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